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textarea-horizontal-align="justify" draw:textarea-vertical-align="middle" draw:auto-grow-height="false" fo:min-height="0.732cm" fo:min-width="2.489cm"/>
    </style:style>
    <style:style style:name="gr2" style:family="graphic" style:parent-style-name="Default_5f_1">
      <style:graphic-properties draw:textarea-horizontal-align="justify" draw:textarea-vertical-align="middle" draw:auto-grow-height="false" fo:min-height="0.732cm" fo:min-width="2.487cm"/>
    </style:style>
    <style:style style:name="gr3" style:family="graphic" style:parent-style-name="Default_5f_1">
      <style:graphic-properties draw:textarea-horizontal-align="justify" draw:textarea-vertical-align="middle" draw:auto-grow-height="false" fo:min-height="0.731cm" fo:min-width="2.489cm"/>
    </style:style>
    <style:style style:name="gr4" style:family="graphic" style:parent-style-name="Default_5f_1">
      <style:graphic-properties draw:textarea-horizontal-align="justify" draw:textarea-vertical-align="middle" draw:auto-grow-height="false" fo:min-height="0.733cm" fo:min-width="2.485cm"/>
    </style:style>
    <style:style style:name="gr5" style:family="graphic" style:parent-style-name="Default_5f_1">
      <style:graphic-properties draw:textarea-vertical-align="middle"/>
    </style:style>
    <style:style style:name="gr6" style:family="graphic" style:parent-style-name="Default_5f_1">
      <style:graphic-properties draw:textarea-horizontal-align="justify" draw:textarea-vertical-align="middle" draw:auto-grow-height="false" fo:min-height="2.073cm" fo:min-width="1.82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76cm" fo:min-width="1.824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8cm" fo:min-width="1.511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661cm" fo:min-width="4.71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45cm" fo:min-width="1.42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Default_5f_1">
      <style:graphic-properties draw:textarea-horizontal-align="justify" draw:textarea-vertical-align="middle" draw:auto-grow-height="false" fo:min-height="2.044cm" fo:min-width="1.42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8cm" fo:min-width="5.149cm"/>
      <style:paragraph-properties style:writing-mode="lr-tb"/>
    </style:style>
    <style:style style:name="gr15" style:family="graphic" style:parent-style-name="Default_5f_1">
      <style:graphic-properties draw:textarea-horizontal-align="justify" draw:textarea-vertical-align="middle" draw:auto-grow-height="false" fo:min-height="0.733cm" fo:min-width="2.488cm"/>
    </style:style>
    <style:style style:name="gr16" style:family="graphic" style:parent-style-name="Default_5f_1">
      <style:graphic-properties svg:stroke-color="#ffffff" draw:textarea-vertical-align="middle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3.353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1.572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1.571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8cm" fo:min-width="1.572cm"/>
      <style:paragraph-properties style:writing-mode="lr-tb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1.574cm"/>
      <style:paragraph-properties style:writing-mode="lr-tb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5cm" fo:min-width="1.57cm"/>
      <style:paragraph-properties style:writing-mode="lr-tb"/>
    </style:style>
    <style:style style:name="gr24" style:family="graphic" style:parent-style-name="Default_5f_1">
      <style:graphic-properties draw:textarea-horizontal-align="justify" draw:textarea-vertical-align="middle" draw:auto-grow-height="false" fo:min-height="0.077cm" fo:min-width="0cm"/>
    </style:style>
    <style:style style:name="gr25" style:family="graphic" style:parent-style-name="Default_5f_1">
      <style:graphic-properties draw:textarea-horizontal-align="justify" draw:textarea-vertical-align="middle" draw:auto-grow-height="false" fo:min-height="0.075cm" fo:min-width="0cm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192cm" fo:min-width="1.512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Default_5f_1">
      <style:graphic-properties draw:stroke="none" draw:fill="none" fo:min-height="1.737cm"/>
      <style:paragraph-properties style:writing-mode="lr-tb"/>
    </style:style>
    <style:style style:name="gr2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52cm" fo:min-width="2.286cm"/>
      <style:paragraph-properties style:writing-mode="lr-tb"/>
    </style:style>
    <style:style style:name="gr3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6cm" fo:min-width="1.51cm"/>
      <style:paragraph-properties style:writing-mode="lr-tb"/>
    </style:style>
    <style:style style:name="gr3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634cm" fo:min-width="1.51cm"/>
      <style:paragraph-properties style:writing-mode="lr-tb"/>
    </style:style>
    <style:style style:name="gr3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8cm" fo:min-width="1.51cm"/>
      <style:paragraph-properties style:writing-mode="lr-tb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4cm" fo:min-width="1.512cm"/>
      <style:paragraph-properties style:writing-mode="lr-tb"/>
    </style:style>
    <style:style style:name="gr3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1.512cm"/>
      <style:paragraph-properties style:writing-mode="lr-tb"/>
    </style:style>
    <style:style style:name="gr3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1.51cm"/>
      <style:paragraph-properties style:writing-mode="lr-tb"/>
    </style:style>
    <style:style style:name="gr37" style:family="graphic" style:parent-style-name="Default_5f_1">
      <style:graphic-properties draw:textarea-horizontal-align="justify" draw:textarea-vertical-align="middle" draw:auto-grow-height="false" fo:min-height="0.076cm" fo:min-width="0cm"/>
    </style:style>
    <style:style style:name="gr3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9" style:family="graphic" style:parent-style-name="objectwithoutfill">
      <style:graphic-properties draw:marker-end="Arrow" draw:marker-end-width="0.3cm" draw:fill="solid" draw:textarea-vertical-align="middle"/>
    </style:style>
    <style:style style:name="gr40" style:family="graphic" style:parent-style-name="objectwithoutfill">
      <style:graphic-properties draw:fill="solid" draw:textarea-vertical-align="middle"/>
    </style:style>
    <style:style style:name="gr41" style:family="graphic" style:parent-style-name="standard">
      <style:graphic-properties svg:stroke-color="#3465a4" draw:fill-color="#729fcf" draw:textarea-vertical-align="middle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background-color="#ffffff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729fcf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89cm" svg:height="0.982cm" svg:x="8.111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987cm" svg:height="0.982cm" svg:x="16.8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989cm" svg:height="0.981cm" svg:x="8.246cm" svg:y="9.7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989cm" svg:height="0.981cm" svg:x="16.983cm" svg:y="9.7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985cm" svg:height="0.983cm" draw:transform="rotate (1.5707963267949) translate (13.717cm 8.179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111cm" svg:y1="3.291cm" svg:x2="5.298cm" svg:y2="5.195cm" draw:start-shape="id1" draw:start-glue-point="3" draw:end-shape="id2" draw:end-glue-point="4" svg:d="M8111 3291h-2813v1904" svg:viewBox="0 0 2814 1905">
          <text:p/>
        </draw:connector>
        <draw:connector draw:style-name="gr5" draw:text-style-name="P1" draw:layer="layout" svg:x1="5.298cm" svg:y1="8.48cm" svg:x2="8.246cm" svg:y2="10.247cm" draw:start-shape="id2" draw:start-glue-point="8" draw:end-shape="id3" draw:end-glue-point="3" svg:d="M5298 8480v1767h2948" svg:viewBox="0 0 2949 1768">
          <text:p/>
        </draw:connector>
        <draw:connector draw:style-name="gr5" draw:text-style-name="P1" draw:layer="layout" svg:x1="22.318cm" svg:y1="15.484cm" svg:x2="14.192cm" svg:y2="17.557cm" draw:start-shape="id4" draw:start-glue-point="2" draw:end-shape="id5" draw:end-glue-point="0" svg:d="M22318 15484v2073h-8126" svg:viewBox="0 0 8127 2074">
          <text:p/>
        </draw:connector>
        <draw:connector draw:style-name="gr5" draw:text-style-name="P1" draw:layer="layout" svg:x1="11.235cm" svg:y1="10.247cm" svg:x2="16.983cm" svg:y2="10.247cm" draw:start-shape="id3" draw:start-glue-point="1" draw:end-shape="id6" draw:end-glue-point="3" svg:d="M11235 10247h5748" svg:viewBox="0 0 5749 1">
          <text:p/>
        </draw:connector>
        <draw:connector draw:style-name="gr5" draw:text-style-name="P1" draw:layer="layout" svg:x1="14.208cm" svg:y1="8.179cm" svg:x2="16.983cm" svg:y2="10.247cm" draw:start-shape="id7" draw:start-glue-point="3" draw:end-shape="id6" draw:end-glue-point="3" svg:d="M14208 8179v2068h2775" svg:viewBox="0 0 2776 2069">
          <text:p/>
        </draw:connector>
        <draw:connector draw:style-name="gr5" draw:text-style-name="P1" draw:layer="layout" svg:x1="16.8cm" svg:y1="3.291cm" svg:x2="14.208cm" svg:y2="5.194cm" draw:start-shape="id8" draw:start-glue-point="3" draw:end-shape="id7" draw:end-glue-point="1" svg:d="M16800 3291h-2592v1903" svg:viewBox="0 0 2593 1904">
          <text:p/>
        </draw:connector>
        <draw:custom-shape draw:style-name="gr6" draw:text-style-name="P2" xml:id="id2" draw:id="id2" draw:layer="layout" svg:width="3.285cm" svg:height="3.285cm" svg:x="3.655cm" svg:y="5.19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7" draw:text-style-name="P1" draw:layer="layout" svg:width="3.286cm" svg:height="3.288cm" svg:x="20.675cm" svg:y="12.19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22.318cm" svg:y1="14.94cm" svg:x2="22.318cm" svg:y2="12.683cm">
            <text:p/>
          </draw:line>
        </draw:g>
        <draw:frame draw:style-name="gr9" draw:text-style-name="P4" draw:layer="layout" svg:width="2.011cm" svg:height="1.988cm" svg:x="2.5cm" svg:y="6.312cm">
          <draw:text-box>
            <text:p><text:span text:style-name="T1">V</text:span><text:span text:style-name="T2">a</text:span></text:p>
          </draw:text-box>
        </draw:frame>
        <draw:frame draw:style-name="gr10" draw:text-style-name="P5" draw:layer="layout" svg:width="5.218cm" svg:height="1.911cm" svg:x="23.341cm" svg:y="7.413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10" draw:id="id10">
          <draw:custom-shape draw:style-name="gr11" draw:text-style-name="P1" draw:layer="layout" svg:width="3.839cm" svg:height="4.589cm" svg:x="20.375cm" svg:y="4.4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22.29cm" svg:y1="5.794cm" svg:x2="22.29cm" svg:y2="8.051cm">
            <text:p/>
          </draw:line>
        </draw:g>
        <draw:custom-shape draw:style-name="gr13" draw:text-style-name="P6" xml:id="id9" draw:id="id9" draw:layer="layout" svg:width="3.838cm" svg:height="4.587cm" svg:x="12.273cm" svg:y="11.663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5" draw:layer="layout" svg:width="5.649cm" svg:height="1.988cm" svg:x="15.651cm" svg:y="14.512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5" draw:text-style-name="P7" draw:layer="layout" svg:x1="11.235cm" svg:y1="10.247cm" svg:x2="14.192cm" svg:y2="11.663cm" draw:start-shape="id3" draw:start-glue-point="1" draw:end-shape="id9" draw:end-glue-point="4" svg:d="M11235 10247h2957v1416" svg:viewBox="0 0 2958 1417">
          <text:p/>
        </draw:connector>
        <draw:connector draw:style-name="gr5" draw:text-style-name="P7" draw:layer="layout" svg:x1="11.1cm" svg:y1="3.291cm" svg:x2="14.208cm" svg:y2="5.194cm" draw:start-shape="id1" draw:start-glue-point="1" draw:end-shape="id7" draw:end-glue-point="1" svg:d="M11100 3291h3108v1903" svg:viewBox="0 0 3109 1904">
          <text:p/>
        </draw:connector>
        <draw:connector draw:style-name="gr5" draw:text-style-name="P7" draw:layer="layout" svg:x1="19.972cm" svg:y1="10.247cm" svg:x2="22.318cm" svg:y2="12.196cm" draw:start-shape="id6" draw:start-glue-point="1" draw:end-shape="id4" draw:end-glue-point="0" svg:d="M19972 10247h2346v1949" svg:viewBox="0 0 2347 1950">
          <text:p/>
        </draw:connector>
        <draw:connector draw:style-name="gr5" draw:text-style-name="P7" draw:layer="layout" svg:x1="19.787cm" svg:y1="3.291cm" svg:x2="22.294cm" svg:y2="4.461cm" draw:start-shape="id8" draw:start-glue-point="1" draw:end-shape="id10" draw:end-glue-point="0" svg:d="M19787 3291h2507v1170" svg:viewBox="0 0 2508 1171">
          <text:p/>
        </draw:connector>
        <draw:connector draw:style-name="gr5" draw:text-style-name="P7" draw:layer="layout" svg:x1="22.294cm" svg:y1="9.05cm" svg:x2="22.318cm" svg:y2="12.196cm" draw:start-shape="id10" draw:start-glue-point="2" draw:end-shape="id4" draw:end-glue-point="0" svg:d="M22294 9050v1573h24v1573" svg:viewBox="0 0 25 3147">
          <text:p/>
        </draw:connector>
        <draw:custom-shape draw:style-name="gr15" draw:text-style-name="P1" xml:id="id11" draw:id="id11" draw:layer="layout" svg:width="2.988cm" svg:height="0.983cm" svg:x="8.244cm" svg:y="17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2.985cm" svg:height="0.983cm" draw:transform="rotate (1.5707963267949) translate (4.798cm 15.311cm)">
          <text:p/>
          <draw:enhanced-geometry svg:viewBox="0 0 21600 21600" draw:type="rectangle" draw:enhanced-path="M 0 0 L 21600 0 21600 21600 0 21600 0 0 Z N"/>
        </draw:custom-shape>
        <draw:connector draw:style-name="gr5" draw:text-style-name="P7" xml:id="id5" draw:id="id5" draw:layer="layout" svg:x1="11.232cm" svg:y1="17.557cm" svg:x2="14.192cm" svg:y2="16.25cm" draw:start-shape="id11" draw:start-glue-point="1" draw:end-shape="id9" draw:end-glue-point="6" svg:d="M11232 17557h2960v-1307" svg:viewBox="0 0 2961 1308">
          <text:p/>
        </draw:connector>
        <draw:connector draw:style-name="gr16" draw:text-style-name="P8" draw:layer="layout" svg:x1="5.289cm" svg:y1="12.326cm" svg:x2="8.246cm" svg:y2="10.247cm" draw:start-shape="id12" draw:start-glue-point="1" draw:end-shape="id3" draw:end-glue-point="3" svg:d="M5289 12326v-2079h2957" svg:viewBox="0 0 2958 2080">
          <text:p text:style-name="P7"/>
        </draw:connector>
        <draw:connector draw:style-name="gr5" draw:text-style-name="P7" draw:layer="layout" svg:x1="5.289cm" svg:y1="15.311cm" svg:x2="8.244cm" svg:y2="17.557cm" draw:start-shape="id12" draw:start-glue-point="3" draw:end-shape="id11" draw:end-glue-point="3" svg:d="M5289 15311v2246h2955" svg:viewBox="0 0 2956 2247">
          <text:p/>
        </draw:connector>
        <draw:frame draw:style-name="gr17" draw:text-style-name="P5" draw:layer="layout" svg:width="3.853cm" svg:height="1.987cm" svg:x="24.039cm" svg:y="14.401cm">
          <draw:text-box>
            <text:p><text:span text:style-name="T3">I</text:span><text:span text:style-name="T4">d</text:span></text:p>
          </draw:text-box>
        </draw:frame>
        <draw:frame draw:style-name="gr18" draw:text-style-name="P9" draw:layer="layout" svg:width="2.072cm" svg:height="1.987cm" svg:x="8.9cm" svg:y="1.813cm">
          <draw:text-box>
            <text:p>R<text:span text:style-name="T7">1</text:span></text:p>
          </draw:text-box>
        </draw:frame>
        <draw:frame draw:style-name="gr18" draw:text-style-name="P9" draw:layer="layout" svg:width="2.072cm" svg:height="1.987cm" svg:x="9.1cm" svg:y="18.2cm">
          <draw:text-box>
            <text:p>R<text:span text:style-name="T7">7</text:span></text:p>
          </draw:text-box>
        </draw:frame>
        <draw:frame draw:style-name="gr19" draw:text-style-name="P9" draw:layer="layout" svg:width="2.071cm" svg:height="1.987cm" svg:x="18.029cm" svg:y="10.8cm">
          <draw:text-box>
            <text:p>R<text:span text:style-name="T7">5</text:span></text:p>
          </draw:text-box>
        </draw:frame>
        <draw:frame draw:style-name="gr20" draw:text-style-name="P9" draw:layer="layout" svg:width="2.07cm" svg:height="1.987cm" svg:x="9.13cm" svg:y="10.713cm">
          <draw:text-box>
            <text:p>R<text:span text:style-name="T7">4</text:span></text:p>
          </draw:text-box>
        </draw:frame>
        <draw:frame draw:style-name="gr21" draw:text-style-name="P9" draw:layer="layout" svg:width="2.072cm" svg:height="1.988cm" svg:x="12.628cm" svg:y="7.812cm">
          <draw:text-box>
            <text:p>R<text:span text:style-name="T7">3</text:span></text:p>
          </draw:text-box>
        </draw:frame>
        <draw:frame draw:style-name="gr22" draw:text-style-name="P9" draw:layer="layout" svg:width="2.074cm" svg:height="1.987cm" svg:x="17.526cm" svg:y="1.7cm">
          <draw:text-box>
            <text:p>R<text:span text:style-name="T7">2</text:span></text:p>
          </draw:text-box>
        </draw:frame>
        <draw:frame draw:style-name="gr23" draw:text-style-name="P9" draw:layer="layout" svg:width="2.07cm" svg:height="1.985cm" svg:x="2.728cm" svg:y="12.762cm">
          <draw:text-box>
            <text:p>R<text:span text:style-name="T7">6</text:span></text:p>
          </draw:text-box>
        </draw:frame>
        <draw:custom-shape draw:style-name="gr24" draw:text-style-name="P7" draw:layer="layout" svg:width="0.418cm" svg:height="0.461cm" svg:x="13.967cm" svg:y="10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42cm" svg:height="0.459cm" svg:x="21.992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419cm" svg:height="0.459cm" svg:x="13.968cm" svg:y="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xml:id="id13" draw:id="id13" draw:layer="layout" svg:width="0.419cm" svg:height="0.459cm" svg:x="5.115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draw:layer="layout" svg:width="2.012cm" svg:height="3.442cm" svg:x="12.688cm" svg:y="4.9cm">
          <draw:text-box>
            <text:p>+</text:p>
            <text:p>V<text:span text:style-name="T7">b</text:span></text:p>
            <text:p>-</text:p>
          </draw:text-box>
        </draw:frame>
        <draw:line draw:style-name="gr27" draw:text-style-name="P10" draw:layer="layout" svg:x1="6.44cm" svg:y1="12.326cm" svg:x2="6.44cm" svg:y2="15.692cm">
          <text:p/>
        </draw:line>
        <draw:frame draw:style-name="gr28" draw:text-style-name="P11" draw:layer="layout" svg:width="1.544cm" svg:height="1.987cm" svg:x="6.556cm" svg:y="13.2cm">
          <draw:text-box>
            <text:p><text:span text:style-name="T5">I</text:span><text:span text:style-name="T6">c</text:span></text:p>
          </draw:text-box>
        </draw:frame>
        <draw:g>
          <draw:line draw:style-name="gr29" draw:text-style-name="P10" draw:layer="layout" svg:x1="15.761cm" svg:y1="18.65cm" svg:x2="12.6cm" svg:y2="18.671cm">
            <text:p/>
          </draw:line>
          <draw:line draw:style-name="gr29" draw:text-style-name="P10" draw:layer="layout" svg:x1="15.762cm" svg:y1="18.639cm" svg:x2="12.601cm" svg:y2="18.66cm">
            <text:p/>
          </draw:line>
          <draw:line draw:style-name="gr29" draw:text-style-name="P10" draw:layer="layout" svg:x1="13.462cm" svg:y1="19.107cm" svg:x2="15.033cm" svg:y2="19.107cm">
            <text:p/>
          </draw:line>
          <draw:line draw:style-name="gr29" draw:text-style-name="P10" draw:layer="layout" svg:x1="13.887cm" svg:y1="19.5cm" svg:x2="14.642cm" svg:y2="19.5cm">
            <text:p/>
          </draw:line>
          <draw:line draw:style-name="gr29" draw:text-style-name="P10" draw:layer="layout" svg:x1="14.222cm" svg:y1="18.622cm" svg:x2="14.235cm" svg:y2="17.611cm">
            <text:p/>
          </draw:line>
        </draw:g>
        <draw:frame draw:style-name="gr30" draw:text-style-name="P9" draw:layer="layout" svg:width="2.786cm" svg:height="1.402cm" svg:x="16.154cm" svg:y="18.8cm">
          <draw:text-box>
            <text:p>GND</text:p>
          </draw:text-box>
        </draw:frame>
        <draw:frame draw:style-name="gr31" draw:text-style-name="P4" draw:layer="layout" svg:width="2.01cm" svg:height="1.986cm" svg:x="5.39cm" svg:y="3.314cm">
          <draw:text-box>
            <text:p><text:span text:style-name="T1">V</text:span><text:span text:style-name="T2">1</text:span></text:p>
          </draw:text-box>
        </draw:frame>
        <draw:frame draw:style-name="gr32" draw:text-style-name="P4" draw:layer="layout" svg:width="2.01cm" svg:height="2.884cm" svg:x="6cm" svg:y="8.716cm">
          <draw:text-box>
            <text:p><text:span text:style-name="T1">V</text:span><text:span text:style-name="T2">2</text:span></text:p>
            <text:p><text:span text:style-name="T2"/></text:p>
          </draw:text-box>
        </draw:frame>
        <draw:frame draw:style-name="gr9" draw:text-style-name="P4" draw:layer="layout" svg:width="2.011cm" svg:height="1.988cm" svg:x="5.389cm" svg:y="16.512cm">
          <draw:text-box>
            <text:p><text:span text:style-name="T1">V</text:span><text:span text:style-name="T2">3</text:span></text:p>
          </draw:text-box>
        </draw:frame>
        <draw:frame draw:style-name="gr33" draw:text-style-name="P4" draw:layer="layout" svg:width="2.01cm" svg:height="1.988cm" svg:x="21.1cm" svg:y="10.412cm">
          <draw:text-box>
            <text:p><text:span text:style-name="T1">V</text:span><text:span text:style-name="T2">4</text:span></text:p>
          </draw:text-box>
        </draw:frame>
        <draw:frame draw:style-name="gr34" draw:text-style-name="P4" draw:layer="layout" svg:width="2.012cm" svg:height="1.114cm" svg:x="21.288cm" svg:y="3.3cm">
          <draw:text-box>
            <text:p><text:span text:style-name="T1">V</text:span><text:span text:style-name="T2">5</text:span></text:p>
          </draw:text-box>
        </draw:frame>
        <draw:frame draw:style-name="gr35" draw:text-style-name="P4" draw:layer="layout" svg:width="2.012cm" svg:height="1.987cm" svg:x="14.2cm" svg:y="3.213cm">
          <draw:text-box>
            <text:p><text:span text:style-name="T1">V</text:span><text:span text:style-name="T2">6</text:span></text:p>
          </draw:text-box>
        </draw:frame>
        <draw:frame draw:style-name="gr36" draw:text-style-name="P4" draw:layer="layout" svg:width="2.01cm" svg:height="1.987cm" svg:x="13.09cm" svg:y="10.3cm">
          <draw:text-box>
            <text:p><text:span text:style-name="T1">V</text:span><text:span text:style-name="T2">7</text:span></text:p>
          </draw:text-box>
        </draw:frame>
        <draw:custom-shape draw:style-name="gr37" draw:text-style-name="P7" draw:layer="layout" svg:width="0.418cm" svg:height="0.46cm" svg:x="5.138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419cm" svg:height="0.46cm" svg:x="22.03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9" draw:layer="layout" svg:width="2.9cm" svg:height="1.673cm" svg:x="2.6cm" svg:y="2.8cm">
          <draw:text-box>
            <text:p>Node 1</text:p>
          </draw:text-box>
        </draw:frame>
        <draw:frame draw:style-name="gr38" draw:text-style-name="P9" draw:layer="layout" svg:width="2.9cm" svg:height="1.673cm" svg:x="12.8cm" svg:y="2.027cm">
          <draw:text-box>
            <text:p>Node 6</text:p>
          </draw:text-box>
        </draw:frame>
        <draw:frame draw:style-name="gr38" draw:text-style-name="P9" draw:layer="layout" svg:width="2.9cm" svg:height="1.673cm" svg:x="22.7cm" svg:y="2.9cm">
          <draw:text-box>
            <text:p>Node 5</text:p>
          </draw:text-box>
        </draw:frame>
        <draw:frame draw:style-name="gr38" draw:text-style-name="P9" draw:layer="layout" svg:width="2.9cm" svg:height="1.673cm" svg:x="2.3cm" svg:y="9.627cm">
          <draw:text-box>
            <text:p>Node 2</text:p>
          </draw:text-box>
        </draw:frame>
        <draw:frame draw:style-name="gr38" draw:text-style-name="P9" draw:layer="layout" svg:width="2.9cm" svg:height="1.673cm" svg:x="18.2cm" svg:y="17.6cm">
          <draw:text-box>
            <text:p>Node 0</text:p>
          </draw:text-box>
        </draw:frame>
        <draw:frame draw:style-name="gr38" draw:text-style-name="P9" draw:layer="layout" svg:width="2.9cm" svg:height="1.673cm" svg:x="22.5cm" svg:y="9.927cm">
          <draw:text-box>
            <text:p>Node 4</text:p>
          </draw:text-box>
        </draw:frame>
        <draw:frame draw:style-name="gr38" draw:text-style-name="P9" draw:layer="layout" svg:width="2.9cm" svg:height="1.673cm" svg:x="14.3cm" svg:y="10.127cm">
          <draw:text-box>
            <text:p>Node 7</text:p>
          </draw:text-box>
        </draw:frame>
        <draw:frame draw:style-name="gr38" draw:text-style-name="P9" draw:layer="layout" svg:width="2.9cm" svg:height="1.673cm" svg:x="2.6cm" svg:y="17.1cm">
          <draw:text-box>
            <text:p>Node 3</text:p>
          </draw:text-box>
        </draw:frame>
        <draw:line draw:style-name="gr39" draw:text-style-name="P12" draw:layer="layout" svg:x1="15.3cm" svg:y1="5.4cm" svg:x2="15.3cm" svg:y2="8.1cm">
          <text:p/>
        </draw:line>
        <draw:line draw:style-name="gr39" draw:text-style-name="P12" draw:layer="layout" svg:x1="10.7cm" svg:y1="4.5cm" svg:x2="8.3cm" svg:y2="4.5cm">
          <text:p/>
        </draw:line>
        <draw:line draw:style-name="gr39" draw:text-style-name="P12" draw:layer="layout" svg:x1="19.4cm" svg:y1="4.4cm" svg:x2="17cm" svg:y2="4.4cm">
          <text:p/>
        </draw:line>
        <draw:line draw:style-name="gr39" draw:text-style-name="P12" draw:layer="layout" svg:x1="19.8cm" svg:y1="9.4cm" svg:x2="17.4cm" svg:y2="9.4cm">
          <text:p/>
        </draw:line>
        <draw:line draw:style-name="gr39" draw:text-style-name="P12" draw:layer="layout" svg:x1="8.251cm" svg:y1="9.2cm" svg:x2="11cm" svg:y2="9.2cm">
          <text:p/>
        </draw:line>
        <draw:line draw:style-name="gr39" draw:text-style-name="P12" draw:layer="layout" svg:x1="8.351cm" svg:y1="16.7cm" svg:x2="11.1cm" svg:y2="16.7cm">
          <text:p/>
        </draw:line>
        <draw:line draw:style-name="gr39" draw:text-style-name="P12" draw:layer="layout" svg:x1="17.151cm" svg:y1="17.1cm" svg:x2="19.9cm" svg:y2="17.1cm">
          <text:p/>
        </draw:line>
        <draw:line draw:style-name="gr39" draw:text-style-name="P12" draw:layer="layout" svg:x1="19.9cm" svg:y1="8cm" svg:x2="19.9cm" svg:y2="5.4cm">
          <text:p/>
        </draw:line>
        <draw:line draw:style-name="gr39" draw:text-style-name="P12" draw:layer="layout" svg:x1="20.3cm" svg:y1="15.1cm" svg:x2="20.3cm" svg:y2="12.5cm">
          <text:p/>
        </draw:line>
        <draw:custom-shape draw:style-name="gr25" draw:text-style-name="P7" draw:layer="layout" svg:width="0.42cm" svg:height="0.459cm" svg:x="5.08cm" svg:y="17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42cm" svg:height="0.459cm" svg:x="5.06cm" svg:y="11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9" draw:layer="layout" svg:width="3.5cm" svg:height="1.673cm" svg:x="1.9cm" svg:y="11.2cm">
          <draw:text-box>
            <text:p>“Node 8”</text:p>
          </draw:text-box>
        </draw:frame>
        <draw:line draw:style-name="gr40" draw:text-style-name="P12" draw:layer="layout" svg:x1="5.3cm" svg:y1="11.6cm" svg:x2="7.6cm" svg:y2="11.6cm">
          <text:p/>
        </draw:line>
        <draw:line draw:style-name="gr40" draw:text-style-name="P12" draw:layer="layout" svg:x1="13.2cm" svg:y1="15.1cm" svg:x2="7.6cm" svg:y2="15.1cm">
          <text:p/>
        </draw:line>
        <draw:line draw:style-name="gr40" draw:text-style-name="P12" draw:layer="layout" svg:x1="7.6cm" svg:y1="15.1cm" svg:x2="7.6cm" svg:y2="11.6cm">
          <text:p/>
        </draw:line>
        <draw:line draw:style-name="gr40" draw:text-style-name="P12" draw:layer="layout" svg:x1="6.4cm" svg:y1="11.6cm" svg:x2="7cm" svg:y2="11.6cm">
          <text:p/>
        </draw:line>
        <draw:line draw:style-name="gr40" draw:text-style-name="P12" draw:layer="layout" svg:x1="13cm" svg:y1="13.1cm" svg:x2="13cm" svg:y2="12.3cm">
          <text:p/>
        </draw:line>
        <draw:line draw:style-name="gr40" draw:text-style-name="P12" draw:layer="layout" svg:x1="13cm" svg:y1="12.3cm" svg:x2="8cm" svg:y2="12.3cm">
          <text:p/>
        </draw:line>
        <draw:line draw:style-name="gr40" draw:text-style-name="P12" draw:layer="layout" svg:x1="5.3cm" svg:y1="10.8cm" svg:x2="8cm" svg:y2="10.8cm">
          <text:p/>
        </draw:line>
        <draw:line draw:style-name="gr40" draw:text-style-name="P12" draw:layer="layout" svg:x1="8cm" svg:y1="12.2cm" svg:x2="8cm" svg:y2="10.8cm">
          <text:p/>
        </draw:line>
        <draw:line draw:style-name="gr40" draw:text-style-name="P12" draw:layer="layout" svg:x1="8cm" svg:y1="12.3cm" svg:x2="8cm" svg:y2="12.1cm">
          <text:p/>
        </draw:line>
        <draw:line draw:style-name="gr40" draw:text-style-name="P12" draw:layer="layout" svg:x1="5.3cm" svg:y1="11.6cm" svg:x2="5.3cm" svg:y2="12.4cm">
          <text:p/>
        </draw:line>
        <draw:line draw:style-name="gr40" draw:text-style-name="P12" draw:layer="layout" svg:x1="5.3cm" svg:y1="10.3cm" svg:x2="5.3cm" svg:y2="10.8cm">
          <text:p/>
        </draw:line>
        <draw:connector draw:style-name="gr41" draw:text-style-name="P13" draw:layer="layout" svg:x1="5.534cm" svg:y1="10.247cm" svg:x2="8.246cm" svg:y2="10.247cm" draw:start-shape="id13" draw:start-glue-point="10" draw:end-shape="id3" svg:d="M5534 10247h2712" svg:viewBox="0 0 2713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21:17:42.551183072</meta:creation-date>
    <dc:date>2021-03-19T16:17:18.804505906</dc:date>
    <meta:editing-duration>PT17M39S</meta:editing-duration>
    <meta:editing-cycles>5</meta:editing-cycles>
    <meta:generator>LibreOffice/6.4.6.2$Linux_X86_64 LibreOffice_project/40$Build-2</meta:generator>
    <meta:document-statistic meta:object-count="95"/>
  </office:meta>
</office:document-meta>
</file>